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/>
      </style:paragraph-properties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4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Century Gothic" fo:language="en" fo:country="US"/>
    </style:style>
    <style:style style:name="P7" style:family="paragraph" style:parent-style-name="Standard">
      <style:text-properties style:font-name="Century Gothic" fo:language="en" fo:country="US" fo:font-weight="bold" style:font-weight-asian="bold"/>
    </style:style>
    <style:style style:name="P8" style:family="paragraph" style:parent-style-name="Standard">
      <style:paragraph-properties>
        <style:tab-stops/>
      </style:paragraph-properties>
      <style:text-properties style:font-name="Century Gothic" fo:font-size="11pt" fo:language="en" fo:country="US" style:font-size-asian="11pt"/>
    </style:style>
    <style:style style:name="P9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11" style:family="paragraph" style:parent-style-name="Subtitle">
      <style:paragraph-properties fo:margin-left="0in" fo:margin-right="0in" fo:text-indent="0in" style:auto-text-indent="false"/>
    </style:style>
    <style:style style:name="P12" style:family="paragraph" style:parent-style-name="Standard" style:list-style-name="WW8Num12">
      <style:text-properties style:font-name="Century Gothic" fo:language="en" fo:country="US"/>
    </style:style>
    <style:style style:name="P13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ndale Mono"/>
    </style:style>
    <style:style style:name="T6" style:family="text">
      <style:text-properties style:font-name="Andale Mono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11"><text:tab/>- Variabel<text:line-break/><text:tab/>- Tipe Data</text:p>
      <text:p text:style-name="P6"/>
      <text:p text:style-name="P6"/>
      <text:p text:style-name="P7">Objective :</text:p>
      <text:list xml:id="list441094938" text:style-name="WW8Num12">
        <text:list-item>
          <text:p text:style-name="P12">Memahami Variabel</text:p>
        </text:list-item>
        <text:list-item>
          <text:p text:style-name="P12">Memahami Type data</text:p>
        </text:list-item>
      </text:list>
      <text:p text:style-name="P8"/>
      <text:p text:style-name="P2">Tugas praktikum :</text:p>
      <text:p text:style-name="P2"/>
      <text:p text:style-name="P3"><text:span text:style-name="T3">Praktikum Soal I.<text:line-break/><text:line-break/><text:tab/></text:span><text:span text:style-name="T4">1. Buatlah file Belajar.java.</text:span></text:p>
      <text:p text:style-name="P1"><text:tab/>2. Edit file Belajar.java dengan sintaks seperti ini :<text:line-break/><text:line-break/><text:tab/><text:tab/><text:span text:style-name="T5">public class Belajar{ </text:span></text:p>
      <text:p text:style-name="P9"><text:tab/><text:tab/><text:tab/>public static void main(String[] args) { </text:p>
      <text:p text:style-name="P9"><text:tab/><text:tab/><text:tab/><text:tab/>int a; </text:p>
      <text:p text:style-name="P9"><text:tab/><text:tab/><text:tab/><text:tab/>a = 25; </text:p>
      <text:p text:style-name="P9"><text:tab/><text:tab/><text:tab/><text:tab/>int b = 10; </text:p>
      <text:p text:style-name="P9"/>
      <text:p text:style-name="P9"><text:tab/><text:tab/><text:tab/><text:tab/>System.out.println("a = " + a); </text:p>
      <text:p text:style-name="P9"><text:tab/><text:tab/><text:tab/><text:tab/>System.out.println("b = " + b); </text:p>
      <text:p text:style-name="P9"><text:tab/><text:tab/><text:tab/><text:tab/>System.out.println("a * b = " + (a * b)); </text:p>
      <text:p text:style-name="P9"><text:tab/><text:tab/><text:tab/>} </text:p>
      <text:p text:style-name="P1"><text:span text:style-name="T5"><text:tab/><text:tab/>}<text:line-break/><text:line-break/><text:tab/></text:span>3. Compile file Belajar.java menggunakan java compiler (javac) :<text:line-break/><text:line-break/><text:tab/><text:tab/><text:span text:style-name="T5">$ javac Belajar.java<text:line-break/><text:line-break/><text:tab/></text:span>4. Setelah kompilasi berhasil, running file Belajar.java menggunakan</text:p>
      <text:p text:style-name="P1"><text:tab/> <text:s text:c="3"/>perintah seperti berikut :<text:line-break/><text:tab/><text:line-break/><text:tab/><text:tab/><text:span text:style-name="T6">$ java Belajar </text:span><text:line-break/><text:tab/><text:tab/></text:p>
      <text:p text:style-name="P4"><text:tab/>5. Setelah proses running berhasil, lihat hasil running, jika berhasil akan</text:p>
      <text:p text:style-name="P1"><text:span text:style-name="T1"><text:tab/> <text:s text:c="3"/>muncul tampilan seperti di bawah ini :<text:line-break/><text:line-break/><text:tab/><text:tab/></text:span><text:span text:style-name="T6">a = 25 </text:span></text:p>
      <text:p text:style-name="P10"><text:tab/><text:tab/>b = 10 </text:p>
      <text:p text:style-name="P1"><text:span text:style-name="T6"><text:tab/><text:tab/>a * b = 250 <text:line-break/></text:span><text:span text:style-name="T1"><text:line-break/><text:tab/>6. Setelah proses running tampil seperti di atas, beri penjelasan dari sintaks <text:tab/> <text:s text:c="3"/>pada file Belajar.java dengan hasil running file tersebut !<text:line-break/><text:line-break/></text:span></text:p>
      <text:p text:style-name="P2"><text:soft-page-break/>Praktikum Soal II.</text:p>
      <text:p text:style-name="P2"/>
      <text:p text:style-name="P2"><text:tab/><text:span text:style-name="T4">1. Buatlah file </text:span><text:span text:style-name="T2">Belajar</text:span><text:span text:style-name="T4">.java.</text:span></text:p>
      <text:p text:style-name="P1"><text:tab/>2. Edit file <text:span text:style-name="T1">Belajar</text:span>.java dengan sintaks seperti ini :<text:line-break/><text:line-break/><text:tab/><text:tab/><text:span text:style-name="T5">public class Belajar{ </text:span></text:p>
      <text:p text:style-name="P9"><text:tab/><text:tab/><text:tab/>public static void main(String[] args) { </text:p>
      <text:p text:style-name="P9"><text:tab/><text:tab/><text:tab/><text:tab/>byte test1 = 1; </text:p>
      <text:p text:style-name="P9"><text:tab/><text:tab/><text:tab/><text:tab/>short test2 = 2; </text:p>
      <text:p text:style-name="P9"><text:tab/><text:tab/><text:tab/><text:tab/>int test3 = 3; </text:p>
      <text:p text:style-name="P9"><text:tab/><text:tab/><text:tab/><text:tab/>long test4 = 4; </text:p>
      <text:p text:style-name="P9"><text:tab/><text:tab/><text:tab/><text:tab/>float test5 = 5; </text:p>
      <text:p text:style-name="P9"><text:tab/><text:tab/><text:tab/><text:tab/>double test6 = 6; </text:p>
      <text:p text:style-name="P9"><text:tab/><text:tab/><text:tab/><text:tab/>boolean value = true; </text:p>
      <text:p text:style-name="P9"><text:tab/><text:tab/><text:tab/><text:tab/>String a = "Test All"; </text:p>
      <text:p text:style-name="P9"/>
      <text:p text:style-name="P9"><text:tab/><text:tab/><text:tab/><text:tab/>System.out.println(test1); </text:p>
      <text:p text:style-name="P9"><text:tab/><text:tab/><text:tab/><text:tab/>System.out.println(test2); </text:p>
      <text:p text:style-name="P9"><text:tab/><text:tab/><text:tab/><text:tab/>System.out.println(test3); </text:p>
      <text:p text:style-name="P9"><text:tab/><text:tab/><text:tab/><text:tab/>System.out.println(test4); </text:p>
      <text:p text:style-name="P9"><text:tab/><text:tab/><text:tab/><text:tab/>System.out.println(test5); </text:p>
      <text:p text:style-name="P9"><text:tab/><text:tab/><text:tab/><text:tab/>System.out.println(test6); </text:p>
      <text:p text:style-name="P9"><text:tab/><text:tab/><text:tab/><text:tab/>System.out.println(a + " = " + (test1 + test2 + </text:p>
      <text:p text:style-name="P9"><text:tab/><text:tab/><text:tab/><text:tab/>test3 + test4 + test5 + test6)); </text:p>
      <text:p text:style-name="P9"><text:tab/><text:tab/><text:tab/><text:tab/>System.out.println(value); </text:p>
      <text:p text:style-name="P9"><text:tab/><text:tab/><text:tab/>} </text:p>
      <text:p text:style-name="P1"><text:span text:style-name="T5"><text:tab/><text:tab/>}<text:line-break/><text:line-break/><text:tab/></text:span>3. Compile file Belajar.java menggunakan java compiler (javac) :<text:line-break/><text:line-break/><text:tab/><text:tab/><text:span text:style-name="T5">$ javac Belajar.java<text:line-break/><text:line-break/><text:tab/></text:span>4. Setelah kompilasi berhasil, running file Belajar.java menggunakan</text:p>
      <text:p text:style-name="P1"><text:tab/> <text:s text:c="3"/>perintah seperti berikut :<text:line-break/><text:tab/><text:line-break/><text:tab/><text:tab/><text:span text:style-name="T6">$ java Belajar </text:span><text:line-break/><text:tab/><text:tab/></text:p>
      <text:p text:style-name="P4"><text:tab/>5. Setelah proses running berhasil, lihat hasil running, jika berhasil akan</text:p>
      <text:p text:style-name="P1"><text:span text:style-name="T1"><text:tab/> <text:s text:c="3"/>muncul tampilan seperti di bawah ini :<text:line-break/> <text:line-break/><text:tab/><text:tab/></text:span><text:span text:style-name="T6">1 </text:span></text:p>
      <text:p text:style-name="P10"><text:tab/><text:tab/>2 </text:p>
      <text:p text:style-name="P10"><text:tab/><text:tab/>3 </text:p>
      <text:p text:style-name="P10"><text:tab/><text:tab/>4 </text:p>
      <text:p text:style-name="P10"><text:tab/><text:tab/>5.0 </text:p>
      <text:p text:style-name="P10"><text:tab/><text:tab/>6.0 </text:p>
      <text:p text:style-name="P10"><text:tab/><text:tab/>Test All = 21.0 </text:p>
      <text:p text:style-name="P1"><text:span text:style-name="T6"><text:tab/><text:tab/>true <text:line-break/></text:span><text:span text:style-name="T1"><text:line-break/></text:span><text:soft-page-break/><text:span text:style-name="T1"><text:tab/>6. Setelah proses running tampil seperti di atas, beri penjelasan dari sintaks <text:tab/> <text:s text:c="3"/>pada file Belajar.java dengan hasil running file tersebut !</text:span></text:p>
      <text:p text:style-name="P4"/>
      <text:p text:style-name="P4"/>
      <text:p text:style-name="P5">Praktikum Soal III.</text:p>
      <text:p text:style-name="P4"/>
      <text:p text:style-name="P4"><text:tab/>1. Buatlah file Belajar.java.</text:p>
      <text:p text:style-name="P1"><text:tab/>2. Edit file Belajar.java dengan sintaks seperti ini :<text:line-break/><text:line-break/><text:tab/><text:tab/><text:span text:style-name="T5">public class Belajar{ </text:span></text:p>
      <text:p text:style-name="P9"><text:tab/><text:tab/><text:tab/>public static void main(String[] args){ </text:p>
      <text:p text:style-name="P9"><text:tab/> <text:s text:c="6"/><text:tab/><text:tab/>int ourfirstnumber = 10; </text:p>
      <text:p text:style-name="P9"><text:tab/><text:tab/><text:tab/><text:tab/>double ourfirstdouble = 10; </text:p>
      <text:p text:style-name="P9"/>
      <text:p text:style-name="P9"><text:tab/> <text:s text:c="7"/><text:tab/><text:tab/>System.out.println(ourfirstnumber); <text:s/></text:p>
      <text:p text:style-name="P9"><text:tab/> <text:s text:c="7"/><text:tab/><text:tab/>System.out.println(ourfirstdouble); </text:p>
      <text:p text:style-name="P9"><text:tab/><text:tab/><text:tab/>} </text:p>
      <text:p text:style-name="P1"><text:span text:style-name="T5"><text:tab/><text:tab/>}<text:line-break/><text:line-break/><text:tab/></text:span>3. Compile file Belajar.java menggunakan java compiler (javac) :<text:line-break/><text:line-break/><text:tab/><text:tab/><text:span text:style-name="T5">$ javac Belajar.java<text:line-break/><text:line-break/><text:tab/></text:span>4. Setelah kompilasi berhasil, running file Belajar.java menggunakan</text:p>
      <text:p text:style-name="P1"><text:tab/> <text:s text:c="3"/>perintah seperti berikut :<text:line-break/><text:tab/><text:line-break/><text:tab/><text:tab/><text:span text:style-name="T6">$ java Belajar </text:span><text:line-break/><text:tab/><text:tab/></text:p>
      <text:p text:style-name="P4"><text:tab/>5. Setelah proses running berhasil, lihat hasil running, jika berhasil akan</text:p>
      <text:p text:style-name="P1"><text:span text:style-name="T1"><text:tab/> <text:s text:c="3"/>muncul tampilan seperti di bawah ini :<text:line-break/><text:line-break/><text:tab/><text:tab/></text:span><text:span text:style-name="T6">10 </text:span></text:p>
      <text:p text:style-name="P1"><text:span text:style-name="T6"><text:tab/><text:tab/>10.0 <text:line-break/></text:span><text:span text:style-name="T1"><text:line-break/><text:tab/>6. Setelah proses running tampil seperti di atas, beri penjelasan dari sintaks <text:tab/> <text:s text:c="3"/>pada file Belajar.java dengan hasil running file tersebut !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Praktikum Soal IV</text:p>
      <text:p text:style-name="P4"/>
      <text:p text:style-name="P4"><text:tab/>1. Buatlah file Belajar.java.</text:p>
      <text:p text:style-name="P1"><text:tab/>2. Edit file Belajar.java dengan sintaks seperti ini :<text:line-break/><text:line-break/><text:span text:style-name="T5">public class Belajar{ </text:span></text:p>
      <text:p text:style-name="P9"><text:tab/>private String nama; </text:p>
      <text:p text:style-name="P9"><text:tab/>public static void main(String[] args){ </text:p>
      <text:p text:style-name="P9"><text:tab/><text:tab/>Belajar test; </text:p>
      <text:p text:style-name="P9"><text:tab/><text:tab/>test = new Belajar(); </text:p>
      <text:p text:style-name="P9"><text:tab/><text:tab/>test.setNama("andi"); </text:p>
      <text:p text:style-name="P9"><text:tab/><text:tab/>byte b = 100; </text:p>
      <text:p text:style-name="P9"><text:tab/><text:tab/>short s = 100; </text:p>
      <text:p text:style-name="P9"/>
      <text:p text:style-name="P9"><text:tab/><text:tab/>Belajar belajarVariabel = test; </text:p>
      <text:p text:style-name="P9"><text:tab/><text:tab/>belajarVariabel.setNama("belajar variabel"); </text:p>
      <text:p text:style-name="P9"/>
      <text:p text:style-name="P9"><text:tab/><text:tab/>System.out.println(b + s); </text:p>
      <text:p text:style-name="P9"><text:tab/><text:tab/>System.out.println("nama : " + test.getNama() + " " + b); </text:p>
      <text:p text:style-name="P9"><text:tab/>} </text:p>
      <text:p text:style-name="P9"><text:tab/>public void setNama(String aNama){ </text:p>
      <text:p text:style-name="P9"><text:tab/><text:tab/>this.nama = aNama; </text:p>
      <text:p text:style-name="P9"><text:tab/>} </text:p>
      <text:p text:style-name="P9"><text:tab/>public String getNama(){ </text:p>
      <text:p text:style-name="P9"><text:tab/><text:tab/>return this.nama; </text:p>
      <text:p text:style-name="P9"><text:tab/>} </text:p>
      <text:p text:style-name="P1"><text:span text:style-name="T5">}<text:line-break/><text:line-break/><text:tab/></text:span>3. Compile file Belajar.java menggunakan java compiler (javac) :<text:line-break/><text:line-break/><text:tab/><text:tab/><text:span text:style-name="T5">$ javac Belajar.java<text:line-break/><text:line-break/><text:tab/></text:span>4. Setelah kompilasi berhasil, running file Belajar.java menggunakan</text:p>
      <text:p text:style-name="P1"><text:tab/> <text:s text:c="3"/>perintah seperti berikut :<text:line-break/><text:tab/><text:line-break/><text:tab/><text:tab/><text:span text:style-name="T6">$ java Belajar </text:span><text:line-break/><text:tab/><text:tab/></text:p>
      <text:p text:style-name="P4"><text:tab/>5. Setelah proses running berhasil, lihat hasil running, jika berhasil akan</text:p>
      <text:p text:style-name="P1"><text:span text:style-name="T1"><text:tab/> <text:s text:c="3"/>muncul tampilan seperti di bawah ini :<text:line-break/><text:line-break/><text:tab/><text:tab/></text:span><text:span text:style-name="T6">200 </text:span></text:p>
      <text:p text:style-name="P10"><text:tab/><text:tab/>nama : belajar variabel 100 <text:line-break/></text:p>
      <text:p text:style-name="P4"><text:line-break/><text:tab/>6. Setelah proses running tampil seperti di atas, beri penjelasan dari sintaks <text:tab/> <text:s text:c="3"/>pada file Belajar.java dengan hasil running file tersebut !</text:p>
      <text:p text:style-name="P4"/>
      <text:p text:style-name="P4"/>
      <text:p text:style-name="P5"/>
      <text:p text:style-name="P5"><text:soft-page-break/>Praktikum Soal V</text:p>
      <text:p text:style-name="P5"/>
      <text:p text:style-name="P2"><text:span text:style-name="T1"><text:tab/></text:span><text:span text:style-name="T2">1. Buatlah file Belajar.java.</text:span></text:p>
      <text:p text:style-name="P1"><text:tab/>2. Edit file Belajar.java dengan sintaks seperti ini :<text:line-break/><text:line-break/><text:tab/><text:tab/><text:span text:style-name="T5">public class Belajar{ </text:span></text:p>
      <text:p text:style-name="P9"><text:tab/><text:tab/><text:tab/>public static void main(String[] args){ </text:p>
      <text:p text:style-name="P9"><text:tab/> <text:s text:c="6"/><text:tab/><text:tab/><text:tab/>int value = 10; <text:s/></text:p>
      <text:p text:style-name="P9"><text:tab/> <text:s text:c="7"/><text:tab/><text:tab/><text:tab/>char a; <text:s/></text:p>
      <text:p text:style-name="P9"><text:tab/> <text:s text:c="7"/><text:tab/><text:tab/><text:tab/>a = 'B'; <text:s/></text:p>
      <text:p text:style-name="P9"><text:tab/> <text:s text:c="2"/></text:p>
      <text:p text:style-name="P9"><text:tab/> <text:s text:c="7"/><text:tab/><text:tab/><text:tab/>System.out.println(value); <text:s/></text:p>
      <text:p text:style-name="P9"><text:tab/> <text:s text:c="7"/><text:tab/><text:tab/><text:tab/>System.out.println("The value of a = " + a); </text:p>
      <text:p text:style-name="P9"><text:tab/><text:tab/><text:tab/>} </text:p>
      <text:p text:style-name="P1"><text:span text:style-name="T5"><text:tab/><text:tab/>}<text:line-break/><text:line-break/><text:tab/></text:span>3. Compile file Belajar.java menggunakan java compiler (javac) :<text:line-break/><text:line-break/><text:tab/><text:tab/><text:span text:style-name="T5">$ javac Belajar.java<text:line-break/><text:line-break/><text:tab/></text:span>4. Setelah kompilasi berhasil, running file Belajar.java menggunakan</text:p>
      <text:p text:style-name="P1"><text:tab/> <text:s text:c="3"/>perintah seperti berikut :<text:line-break/><text:tab/><text:line-break/><text:tab/><text:tab/><text:span text:style-name="T6">$ java Belajar </text:span><text:line-break/><text:tab/><text:tab/></text:p>
      <text:p text:style-name="P4"><text:tab/>5. Setelah proses running berhasil, lihat hasil running, jika berhasil akan</text:p>
      <text:p text:style-name="P1"><text:span text:style-name="T1"><text:tab/> <text:s text:c="3"/>muncul tampilan seperti di bawah ini :<text:line-break/><text:line-break/><text:tab/><text:tab/></text:span><text:span text:style-name="T6">10 </text:span></text:p>
      <text:p text:style-name="P1"><text:span text:style-name="T6"><text:tab/><text:tab/>The value of x=A <text:s/><text:line-break/></text:span><text:span text:style-name="T1"><text:line-break/><text:tab/>6. Setelah proses running tampil seperti di atas, beri penjelasan dari sintaks <text:tab/> <text:s text:c="3"/>pada file Belajar.java dengan hasil running file tersebut !</text:span></text:p>
      <text:p text:style-name="P5"/>
      <text:p text:style-name="P5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09-25T20:56:34</meta:creation-date>
    <dc:date>2011-09-26T08:23:22</dc:date>
    <dc:creator>izwan </dc:creator>
    <meta:editing-duration>PT00H58M08S</meta:editing-duration>
    <meta:editing-cycles>11</meta:editing-cycles>
    <meta:generator>OpenOffice.org/3.2$Linux OpenOffice.org_project/320m12$Build-9483</meta:generator>
    <meta:document-statistic meta:table-count="0" meta:image-count="0" meta:object-count="0" meta:page-count="5" meta:paragraph-count="113" meta:word-count="680" meta:character-count="4940"/>
  </office:meta>
</office:document-meta>
</file>